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1" text:outline-level="1"><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1" text:outline-level="1"><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1" text:outline-level="1"><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technical-box"/>Technical Box<text:bookmark-end text:name="technical-box"/></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6-24T10:01:07Z</meta:creation-date>
    <dc:date>2020-06-24T10:01:07Z</dc:date>
  </office:meta>
</office:document-meta>
</file>